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3" style:display-name="Contents 3" style:family="paragraph">
      <style:paragraph-properties fo:margin-left="16.000000000000000pt"/>
    </style:style>
    <style:style style:name="Head_202" style:default-outline-level="2" style:display-name="Head 2" style:family="paragraph" style:next-style-name="Standard">
      <style:text-properties fo:font-size="16.000000000000000pt" fo:font-weight="bold"/>
    </style:style>
    <style:style style:name="Contents_204" style:display-name="Contents 4" style:family="paragraph">
      <style:paragraph-properties fo:margin-left="24.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64</meta:editing-cycles>
    <dc:date>2021-11-27T21:51:26</dc:date>
    <meta:creation-date>2008-08-22T11:41:04</meta:creation-date>
  </office:meta>
</office:document-meta>
</file>